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paragraph-rsid="0000f5ed" style:font-size-asian="10.5pt" style:font-weight-asian="normal" style:font-size-complex="12pt" style:font-weight-complex="normal"/>
    </style:style>
    <style:style style:name="T1" style:family="text">
      <style:text-properties officeooo:rsid="00006c89"/>
    </style:style>
    <style:style style:name="T2" style:family="text">
      <style:text-properties officeooo:rsid="0000f5e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项目结构</text:p>
      <text:p text:style-name="P3">Scripts</text:p>
      <text:p text:style-name="P3">1.systems 各种系统脚本</text:p>
      <text:p text:style-name="P4">2.sp<text:span text:style-name="T2">rite 各种精灵（主角，建筑等）</text:span></text:p>
      <text:p text:style-name="P4"><text:span text:style-name="T2">3. message 消息广播</text:span></text:p>
      <text:p text:style-name="P4">4.ui 受canvas控制的自定义控件</text:p>
      <text:p text:style-name="P1">一些规则</text:p>
      <text:p text:style-name="Standard">1.所有<text:span text:style-name="T1">Manage结尾的脚本全局唯一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7.3$Windows_X86_64 LibreOffice_project/dc89aa7a9eabfd848af146d5086077aeed2ae4a5</meta:generator>
    <dc:date>2019-06-18T11:01:08.902000000</dc:date>
    <meta:editing-duration>PT5M52S</meta:editing-duration>
    <meta:editing-cycles>2</meta:editing-cycles>
    <meta:document-statistic meta:table-count="0" meta:image-count="0" meta:object-count="0" meta:page-count="1" meta:paragraph-count="8" meta:word-count="59" meta:character-count="106" meta:non-whitespace-character-count="101"/>
  </office:meta>
</office:document-meta>
</file>